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none" fo:font-weight="bold" officeooo:rsid="00269f01" officeooo:paragraph-rsid="00269f01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fo:font-weight="bold" officeooo:rsid="0022a82b" officeooo:paragraph-rsid="00285635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40pt" style:text-underline-style="none" fo:font-weight="bold" officeooo:rsid="00269f01" officeooo:paragraph-rsid="00269f01" style:font-size-asian="40pt" style:font-weight-asian="bold" style:font-size-complex="40pt" style:font-weight-complex="bold"/>
    </style:style>
    <style:style style:name="P4" style:family="paragraph" style:parent-style-name="Standard" style:list-style-name="L1">
      <style:text-properties style:text-line-through-style="none" style:text-line-through-type="none" style:text-underline-style="solid" style:text-underline-width="auto" style:text-underline-color="font-color" officeooo:rsid="00269f01" officeooo:paragraph-rsid="00269f01"/>
    </style:style>
    <style:style style:name="P5" style:family="paragraph" style:parent-style-name="Standard" style:list-style-name="L1">
      <style:text-properties style:text-line-through-style="none" style:text-line-through-type="none" fo:font-weight="normal" officeooo:rsid="00234aab" officeooo:paragraph-rsid="00269f01" style:font-weight-asian="normal" style:font-weight-complex="normal"/>
    </style:style>
    <style:style style:name="P6" style:family="paragraph" style:parent-style-name="Standard" style:list-style-name="L2">
      <style:text-properties style:text-line-through-style="none" style:text-line-through-type="none" officeooo:rsid="0006c0f2" officeooo:paragraph-rsid="000ba3d5"/>
    </style:style>
    <style:style style:name="P7" style:family="paragraph" style:parent-style-name="Standard" style:list-style-name="L1">
      <style:text-properties fo:font-weight="normal" officeooo:rsid="00269f01" officeooo:paragraph-rsid="00269f01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213232" officeooo:paragraph-rsid="00269f01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221f2f" officeooo:paragraph-rsid="00269f01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2b40e5" officeooo:paragraph-rsid="002b40e5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234aab" officeooo:paragraph-rsid="00269f01" style:font-weight-asian="normal" style:font-weight-complex="normal"/>
    </style:style>
    <style:style style:name="P12" style:family="paragraph" style:parent-style-name="Standard" style:list-style-name="L2">
      <style:text-properties officeooo:rsid="0006c0f2" officeooo:paragraph-rsid="000ba3d5"/>
    </style:style>
    <style:style style:name="P13" style:family="paragraph" style:parent-style-name="Standard" style:list-style-name="L2">
      <style:text-properties officeooo:rsid="001bbfb4" officeooo:paragraph-rsid="001bbfb4"/>
    </style:style>
    <style:style style:name="P14" style:family="paragraph" style:parent-style-name="Standard" style:list-style-name="L1">
      <style:text-properties style:text-line-through-style="solid" style:text-line-through-type="single" fo:font-weight="normal" officeooo:rsid="00213232" officeooo:paragraph-rsid="00269f01" style:font-weight-asian="normal" style:font-weight-complex="normal"/>
    </style:style>
    <style:style style:name="P15" style:family="paragraph" style:parent-style-name="Standard" style:list-style-name="L1">
      <style:text-properties style:text-line-through-style="solid" style:text-line-through-type="single" fo:font-weight="normal" officeooo:rsid="00335969" officeooo:paragraph-rsid="00335969" style:font-weight-asian="normal" style:font-weight-complex="normal"/>
    </style:style>
    <style:style style:name="P16" style:family="paragraph" style:parent-style-name="Standard" style:list-style-name="L1">
      <style:text-properties style:text-line-through-style="solid" style:text-line-through-type="single" fo:font-weight="normal" officeooo:rsid="0031638d" officeooo:paragraph-rsid="0031638d" style:font-weight-asian="normal" style:font-weight-complex="normal"/>
    </style:style>
    <style:style style:name="P17" style:family="paragraph" style:parent-style-name="Standard" style:list-style-name="L2">
      <style:text-properties officeooo:rsid="0035dffe" officeooo:paragraph-rsid="0035dffe"/>
    </style:style>
    <style:style style:name="T1" style:family="text">
      <style:text-properties officeooo:rsid="000ba3d5"/>
    </style:style>
    <style:style style:name="T2" style:family="text">
      <style:text-properties officeooo:rsid="00269f01"/>
    </style:style>
    <style:style style:name="T3" style:family="text">
      <style:text-properties officeooo:rsid="003645a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O DO LIST</text:p>
      <text:p text:style-name="P2">keep testing the code <text:span text:style-name="T2">after each step!!!</text:span></text:p>
      <text:p text:style-name="P1"/>
      <text:list xml:id="list2391892798" text:style-name="L1">
        <text:list-item>
          <text:p text:style-name="P4">my list</text:p>
          <text:list>
            <text:list-item>
              <text:p text:style-name="P7">rewrite existing code?</text:p>
            </text:list-item>
            <text:list-item>
              <text:p text:style-name="P8">top down approach</text:p>
              <text:list>
                <text:list-item>
                  <text:p text:style-name="P14">understand libft linked list</text:p>
                </text:list-item>
                <text:list-item>
                  <text:p text:style-name="P15">definitiosn static functions away from .h back to main.c file</text:p>
                </text:list-item>
                <text:list-item>
                  <text:p text:style-name="P16">delete unnecessary returns (utilize exit instead)</text:p>
                </text:list-item>
                <text:list-item>
                  <text:p text:style-name="P8">check if linked list compatible with push swap instructions</text:p>
                  <text:list>
                    <text:list-item>
                      <text:p text:style-name="P9">if not, keep using my circular list</text:p>
                    </text:list-item>
                    <text:list-item>
                      <text:p text:style-name="P10">YES</text:p>
                      <text:list>
                        <text:list-item>
                          <text:p text:style-name="P10">archive my circulat somewhere</text:p>
                        </text:list-item>
                        <text:list-item>
                          <text:p text:style-name="P10">change the code to the libft one </text:p>
                        </text:list-item>
                      </text:list>
                    </text:list-item>
                  </text:list>
                </text:list-item>
                <text:list-item>
                  <text:p text:style-name="P8">chose best approach (top vs down stack will be beginning / end list)</text:p>
                </text:list-item>
              </text:list>
            </text:list-item>
            <text:list-item>
              <text:p text:style-name="P11">coding</text:p>
              <text:list>
                <text:list-item>
                  <text:p text:style-name="P11">main function</text:p>
                </text:list-item>
                <text:list-item>
                  <text:p text:style-name="P11">list function(s)</text:p>
                </text:list-item>
                <text:list-item>
                  <text:p text:style-name="P11">parsing function</text:p>
                </text:list-item>
                <text:list-item>
                  <text:p text:style-name="P5">actual solver function</text:p>
                </text:list-item>
              </text:list>
            </text:list-item>
          </text:list>
        </text:list-item>
        <text:list-item>
          <text:p text:style-name="P4">document requirements</text:p>
        </text:list-item>
      </text:list>
      <text:list xml:id="list963836698" text:style-name="L2">
        <text:list-item>
          <text:p text:style-name="P6">You have to turn in a Makefile which will compile your source files. It must not relink.</text:p>
        </text:list-item>
        <text:list-item>
          <text:p text:style-name="P12">You have to write a program named push_swap that takes as an argument the stac<text:span text:style-name="T1">k </text:span>a formatted as a list of integers. The first argument should be at the top of the stack (be careful about the order).</text:p>
        </text:list-item>
        <text:list-item>
          <text:p text:style-name="P12">The program must display the smallest list of instructions possible to sort the stack a, the smallest number being at the top.</text:p>
        </text:list-item>
        <text:list-item>
          <text:p text:style-name="P12">Instructions must be separated by a ’\n’ and nothing else.</text:p>
        </text:list-item>
        <text:list-item>
          <text:p text:style-name="P12">The goal is to sort the stack with the lowest possible number of operations. During the evaluation process, the number of instructions found by your program will be compared against a limit: the maximum number of operations tolerated. If your program either displays a longer list or if the numbers aren’t sorted properly, your grade will be 0.</text:p>
        </text:list-item>
        <text:list-item>
          <text:p text:style-name="P12">If no parameters are specified, the program must not display anything and give the prompt back.</text:p>
        </text:list-item>
        <text:list-item>
          <text:p text:style-name="P12">In case of error, it must display "Error" followed by a ’\n’ on the standard error.</text:p>
        </text:list-item>
        <text:list-item>
          <text:p text:style-name="P12">Errors include for example: some arguments aren’t integers, some arguments ar<text:span text:style-name="T1">e </text:span>bigger than an integer and/or there are duplicates.</text:p>
        </text:list-item>
        <text:list-item>
          <text:p text:style-name="P13">REMOVE THESE AT THE END</text:p>
          <text:list>
            <text:list-item>
              <text:p text:style-name="P13">don’t push the testlists.c file</text:p>
            </text:list-item>
            <text:list-item>
              <text:p text:style-name="P17">clear the Makefile and every single file from unnecessary <text:span text:style-name="T3">comment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4:39:58.604123447</meta:creation-date>
    <dc:date>2022-10-30T19:00:27.254371143</dc:date>
    <meta:editing-duration>P3DT12H44M59S</meta:editing-duration>
    <meta:editing-cycles>30</meta:editing-cycles>
    <meta:generator>LibreOffice/7.0.4.2$Linux_X86_64 LibreOffice_project/00$Build-2</meta:generator>
    <meta:document-statistic meta:table-count="0" meta:image-count="0" meta:object-count="0" meta:page-count="1" meta:paragraph-count="31" meta:word-count="336" meta:character-count="1854" meta:non-whitespace-character-count="1577"/>
  </office:meta>
</office:document-meta>
</file>